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  <style:font-face style:name="source-serif-pro" svg:font-family="source-serif-pro, Georgia, Cambria, 'Times New Roman', Times, serif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1.7313in" style:rel-column-width="16383*"/>
    </style:style>
    <style:style style:name="Table1.D" style:family="table-column">
      <style:table-column-properties style:column-width="1.7313in" style:rel-column-width="16386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/>
    </style:style>
    <style:style style:name="Table1.D1" style:family="table-cell">
      <style:table-cell-properties fo:padding="0.0382in" fo:border="0.5pt solid #000000"/>
    </style:style>
    <style:style style:name="Table1.A2" style:family="table-cell">
      <style:table-cell-properties fo:padding="0.0382in" fo:border-left="0.5pt solid #000000" fo:border-right="none" fo:border-top="none" fo:border-bottom="0.5pt solid #000000"/>
    </style:style>
    <style:style style:name="Table1.D2" style:family="table-cell">
      <style:table-cell-properties fo:padding="0.0382in" fo:border-left="0.5pt solid #000000" fo:border-right="0.5pt solid #000000" fo:border-top="none" fo:border-bottom="0.5pt solid #000000"/>
    </style:style>
    <style:style style:name="Table1.5" style:family="table-row">
      <style:table-row-properties style:min-row-height="0.2521in"/>
    </style:style>
    <style:style style:name="P1" style:family="paragraph" style:parent-style-name="Standard">
      <style:paragraph-properties fo:text-align="center" style:justify-single-word="false"/>
      <style:text-properties fo:font-weight="bold" officeooo:rsid="000addf3" officeooo:paragraph-rsid="000addf3" style:font-weight-asian="bold" style:font-weight-complex="bold"/>
    </style:style>
    <style:style style:name="P2" style:family="paragraph" style:parent-style-name="Table_20_Contents">
      <style:paragraph-properties fo:text-align="start" style:justify-single-word="false"/>
      <style:text-properties fo:font-weight="bold" officeooo:rsid="000bd89b" officeooo:paragraph-rsid="000bd89b" style:font-weight-asian="bold" style:font-weight-complex="bold"/>
    </style:style>
    <style:style style:name="P3" style:family="paragraph" style:parent-style-name="Standard">
      <style:paragraph-properties fo:text-align="start" style:justify-single-word="false"/>
      <style:text-properties fo:font-weight="normal" officeooo:rsid="000addf3" officeooo:paragraph-rsid="000addf3" style:font-weight-asian="normal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weight="normal" officeooo:rsid="000bd89b" officeooo:paragraph-rsid="000bd89b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officeooo:rsid="0010f5c6" officeooo:paragraph-rsid="0010f5c6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weight="normal" officeooo:rsid="0012d9a6" officeooo:paragraph-rsid="0012d9a6" style:font-weight-asian="normal" style:font-weight-complex="normal"/>
    </style:style>
    <style:style style:name="P7" style:family="paragraph" style:parent-style-name="Table_20_Contents">
      <style:paragraph-properties fo:text-align="start" style:justify-single-word="false"/>
    </style:style>
    <style:style style:name="P8" style:family="paragraph" style:parent-style-name="Table_20_Contents">
      <style:paragraph-properties fo:text-align="start" style:justify-single-word="false"/>
      <style:text-properties officeooo:rsid="000addf3" officeooo:paragraph-rsid="000addf3"/>
    </style:style>
    <style:style style:name="P9" style:family="paragraph" style:parent-style-name="Table_20_Contents">
      <style:paragraph-properties fo:text-align="start" style:justify-single-word="false"/>
      <style:text-properties officeooo:rsid="000bd89b" officeooo:paragraph-rsid="000bd89b"/>
    </style:style>
    <style:style style:name="P10" style:family="paragraph" style:parent-style-name="Table_20_Contents">
      <style:paragraph-properties fo:text-align="start" style:justify-single-word="false"/>
      <style:text-properties officeooo:rsid="000e900e" officeooo:paragraph-rsid="000e900e"/>
    </style:style>
    <style:style style:name="P11" style:family="paragraph" style:parent-style-name="Table_20_Contents">
      <style:paragraph-properties fo:text-align="start" style:justify-single-word="false"/>
      <style:text-properties officeooo:rsid="00100acf" officeooo:paragraph-rsid="00100acf"/>
    </style:style>
    <style:style style:name="P12" style:family="paragraph" style:parent-style-name="Table_20_Contents">
      <style:paragraph-properties fo:text-align="start" style:justify-single-word="false"/>
      <style:text-properties officeooo:rsid="00141fa9" officeooo:paragraph-rsid="00141fa9"/>
    </style:style>
    <style:style style:name="P13" style:family="paragraph" style:parent-style-name="Table_20_Contents">
      <style:paragraph-properties fo:text-align="start" style:justify-single-word="false"/>
      <style:text-properties officeooo:rsid="0016e6a2" officeooo:paragraph-rsid="0016e6a2"/>
    </style:style>
    <style:style style:name="P14" style:family="paragraph" style:parent-style-name="Standard" style:list-style-name="L1">
      <style:paragraph-properties fo:text-align="start" style:justify-single-word="false"/>
      <style:text-properties fo:font-weight="normal" officeooo:rsid="0012d9a6" officeooo:paragraph-rsid="0012d9a6" style:font-weight-asian="normal" style:font-weight-complex="normal"/>
    </style:style>
    <style:style style:name="P15" style:family="paragraph" style:parent-style-name="Standard">
      <style:paragraph-properties fo:text-align="start" style:justify-single-word="false"/>
      <style:text-properties fo:font-weight="normal" officeooo:rsid="0012d9a6" officeooo:paragraph-rsid="0018a476" style:font-weight-asian="normal" style:font-weight-complex="normal"/>
    </style:style>
    <style:style style:name="P16" style:family="paragraph" style:parent-style-name="Standard">
      <style:paragraph-properties fo:text-align="start" style:justify-single-word="false"/>
      <style:text-properties fo:font-weight="normal" officeooo:rsid="0016e6a2" officeooo:paragraph-rsid="0016e6a2" style:font-weight-asian="normal" style:font-weight-complex="normal"/>
    </style:style>
    <style:style style:name="P17" style:family="paragraph" style:parent-style-name="Standard">
      <style:paragraph-properties fo:text-align="center" style:justify-single-word="false"/>
      <style:text-properties fo:font-weight="normal" officeooo:rsid="001d2c95" officeooo:paragraph-rsid="001d2c95" style:font-weight-asian="normal" style:font-weight-complex="normal"/>
    </style:style>
    <style:style style:name="P18" style:family="paragraph" style:parent-style-name="Standard">
      <style:paragraph-properties fo:text-align="center" style:justify-single-word="false"/>
      <style:text-properties fo:font-weight="normal" officeooo:rsid="001d2c95" officeooo:paragraph-rsid="001eafe2" style:font-weight-asian="normal" style:font-weight-complex="normal"/>
    </style:style>
    <style:style style:name="P19" style:family="paragraph" style:parent-style-name="Standard">
      <style:paragraph-properties fo:text-align="start" style:justify-single-word="false"/>
      <style:text-properties fo:font-weight="normal" officeooo:rsid="001d2c95" officeooo:paragraph-rsid="001d2c95" style:font-weight-asian="normal" style:font-weight-complex="normal"/>
    </style:style>
    <style:style style:name="P20" style:family="paragraph" style:parent-style-name="Standard">
      <style:paragraph-properties fo:text-align="center" style:justify-single-word="false"/>
      <style:text-properties fo:font-weight="normal" officeooo:rsid="001eafe2" officeooo:paragraph-rsid="001eafe2" style:font-weight-asian="normal" style:font-weight-complex="normal"/>
    </style:style>
    <style:style style:name="P21" style:family="paragraph" style:parent-style-name="Standard">
      <style:paragraph-properties fo:text-align="center" style:justify-single-word="false"/>
      <style:text-properties fo:font-weight="bold" officeooo:rsid="000addf3" officeooo:paragraph-rsid="000addf3" style:font-weight-asian="bold" style:font-weight-complex="bold"/>
    </style:style>
    <style:style style:name="P22" style:family="paragraph" style:parent-style-name="Standard">
      <style:paragraph-properties fo:text-align="center" style:justify-single-word="false"/>
      <style:text-properties fo:font-weight="bold" officeooo:rsid="001d2c95" officeooo:paragraph-rsid="001d2c95" style:font-weight-asian="bold" style:font-weight-complex="bold"/>
    </style:style>
    <style:style style:name="P23" style:family="paragraph" style:parent-style-name="Standard" style:list-style-name="L1">
      <style:paragraph-properties fo:text-align="start" style:justify-single-word="false"/>
      <style:text-properties fo:font-style="italic" fo:font-weight="normal" officeooo:rsid="0012d9a6" officeooo:paragraph-rsid="0012d9a6" style:font-style-asian="italic" style:font-weight-asian="normal" style:font-style-complex="italic" style:font-weight-complex="normal"/>
    </style:style>
    <style:style style:name="P24" style:family="paragraph" style:parent-style-name="Standard" style:list-style-name="L2">
      <style:paragraph-properties fo:text-align="start" style:justify-single-word="false"/>
      <style:text-properties fo:font-style="italic" fo:font-weight="normal" officeooo:rsid="0012d9a6" officeooo:paragraph-rsid="0012d9a6" style:font-style-asian="italic" style:font-weight-asian="normal" style:font-style-complex="italic" style:font-weight-complex="normal"/>
    </style:style>
    <style:style style:name="P25" style:family="paragraph" style:parent-style-name="Standard" style:list-style-name="L3">
      <style:paragraph-properties fo:text-align="start" style:justify-single-word="false"/>
      <style:text-properties fo:font-style="italic" fo:font-weight="normal" officeooo:rsid="0012d9a6" officeooo:paragraph-rsid="0012d9a6" style:font-style-asian="italic" style:font-weight-asian="normal" style:font-style-complex="italic" style:font-weight-complex="normal"/>
    </style:style>
    <style:style style:name="P26" style:family="paragraph" style:parent-style-name="Standard">
      <style:paragraph-properties fo:text-align="start" style:justify-single-word="false"/>
      <style:text-properties officeooo:paragraph-rsid="001d2c95"/>
    </style:style>
    <style:style style:name="T1" style:family="text">
      <style:text-properties officeooo:rsid="000dcbbf"/>
    </style:style>
    <style:style style:name="T2" style:family="text">
      <style:text-properties officeooo:rsid="000f8f40"/>
    </style:style>
    <style:style style:name="T3" style:family="text">
      <style:text-properties officeooo:rsid="00141fa9"/>
    </style:style>
    <style:style style:name="T4" style:family="text">
      <style:text-properties officeooo:rsid="0016e6a2"/>
    </style:style>
    <style:style style:name="T5" style:family="text">
      <style:text-properties officeooo:rsid="0018a476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weight="normal" officeooo:rsid="001d2c95" style:font-weight-asian="normal" style:font-weight-complex="normal"/>
    </style:style>
    <style:style style:name="T8" style:family="text">
      <style:text-properties fo:font-style="normal" style:font-style-asian="normal" style:font-style-complex="normal"/>
    </style:style>
    <style:style style:name="T9" style:family="text">
      <style:text-properties fo:font-style="normal" officeooo:rsid="00196859" style:font-style-asian="normal" style:font-style-complex="normal"/>
    </style:style>
    <style:style style:name="T10" style:family="text">
      <style:text-properties fo:font-style="normal" officeooo:rsid="001b0b10" style:font-style-asian="normal" style:font-style-complex="normal"/>
    </style:style>
    <style:style style:name="T11" style:family="text">
      <style:text-properties fo:font-style="normal" officeooo:rsid="001c5a01" style:font-style-asian="normal" style:font-style-complex="normal"/>
    </style:style>
    <style:style style:name="T12" style:family="text">
      <style:text-properties fo:color="#00b580" loext:opacity="100%" style:font-name="JetBrains Mono" fo:font-size="10pt" fo:font-style="normal" fo:font-weight="bold" style:font-size-asian="10pt" style:font-style-asian="normal" style:font-weight-asian="bold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2">Homework 3: Transformer Models</text:p>
      <text:p text:style-name="P17"/>
      <text:p text:style-name="P17">Brayden Cloutier</text:p>
      <text:p text:style-name="P17"/>
      <text:p text:style-name="P17">University of Michigan-Flint</text:p>
      <text:p text:style-name="P17"/>
      <text:p text:style-name="P17">ARI-525: Natural Language Processing</text:p>
      <text:p text:style-name="P17"/>
      <text:p text:style-name="P17">4/2/2025</text:p>
      <text:p text:style-name="P17"/>
      <text:p text:style-name="P17"/>
      <text:p text:style-name="P20">Repository link: <text:a xlink:type="simple" xlink:href="https://github.com/BraydenAC/ARI-525-Homework-3" text:style-name="Internet_20_link" text:visited-style-name="Visited_20_Internet_20_Link">https://github.com/BraydenAC/ARI-525-Homework-3</text:a></text:p>
      <text:p text:style-name="P18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"><text:soft-page-break/>1. Dataset</text:p>
      <text:p text:style-name="P5">For this lab, I chose to use the sms_spam dataset from ucirvine. <text:s/>Consisting of 5.57k entries, the objective of this dataset is to use NLP practices to determine whether each message is “spam” or “ham”(legitmate) <text:s/>For features, the dataset provides one long string per text, with labels being saved as 1 and 0 respectively. <text:s/>The split for this dataset was 8/1/1 train dev test, with the exception of the zero shot models in which it was 250/5324 dev test. <text:s/>Of note about this dataset is how imbalanced it was, with nearly a 10 to 1 split for the classes. <text:s/><text:span text:style-name="T4">This dataset did not specify its preferred metric for evaluation, so I elected to record accuracy, precision, and recall together.</text:span></text:p>
      <text:p text:style-name="P1"/>
      <text:p text:style-name="P1">2. Fine-tuned models description</text:p>
      <text:p text:style-name="P15">1.<text:span text:style-name="T5">roberta base</text:span></text:p>
      <text:list xml:id="list151304423" text:style-name="L1">
        <text:list-item>
          <text:p text:style-name="P23">Description: <text:span text:style-name="T9">A large model built with MLM techniques, specifically made to be fine-tuned to a specific task.</text:span></text:p>
        </text:list-item>
        <text:list-item>
          <text:p text:style-name="P14"><text:span text:style-name="T6">Size of model:</text:span> <text:span text:style-name="T5">125m</text:span></text:p>
        </text:list-item>
        <text:list-item>
          <text:p text:style-name="P14"><text:span text:style-name="T6">Description of pre-training dataset:</text:span> <text:span text:style-name="T5">Was trained on a “large corpus of English data in a self-supervised fashion.” <text:s/>It’s documentation states that that corpus was a combination of BookCorpus and the English Wikipedia.</text:span></text:p>
        </text:list-item>
        <text:list-item>
          <text:p text:style-name="P23">Compute Requirements for pre-train:<text:span text:style-name="T8">1024 V100 Tesla GPUs </text:span><text:span text:style-name="T9">over 1 day</text:span></text:p>
        </text:list-item>
      </text:list>
      <text:p text:style-name="P15">2.<text:span text:style-name="T5">bert base uncased</text:span></text:p>
      <text:list text:style-name="L2">
        <text:list-item>
          <text:p text:style-name="P24">Description: <text:span text:style-name="T9">A classification made using MLM and NSP that has spawned many variations since its inception.</text:span></text:p>
        </text:list-item>
        <text:list-item>
          <text:p text:style-name="P24">Size of model:<text:span text:style-name="T9">110m</text:span></text:p>
        </text:list-item>
        <text:list-item>
          <text:p text:style-name="P24">Description of pre-training dataset:<text:span text:style-name="T9">Also claims to be pretrained on BookCorpus and English Wikipedia, but specifies that it stays at document level and ignores features such as lists and tables.</text:span></text:p>
        </text:list-item>
        <text:list-item>
          <text:p text:style-name="P24">Compute Requirements for pre-train:<text:span text:style-name="T10">Undisclosed that I can find, but the paper does say that it can be fine-tuned on a Cloud TPU in a single hour.</text:span></text:p>
        </text:list-item>
      </text:list>
      <text:p text:style-name="P19">For the fine-tuning process, I used the datasets library in combination with the Trainer functionality. <text:s/>I hadn’t used the datasets library before, but I will definitely use it in the future, as it is much more intuitive that constantly switching between pandas, numpy, and lists.</text:p>
      <text:p text:style-name="P1">3. Zero-shot classification</text:p>
      <text:p text:style-name="P6">1. T5-Small by Google</text:p>
      <text:list text:continue-list="list151304423" text:style-name="L1">
        <text:list-item>
          <text:p text:style-name="P23">Description:<text:span text:style-name="T10">A text-to-text generative model created to be applicable to a variety of NLP tasks, from machine translation to question answering.</text:span></text:p>
        </text:list-item>
        <text:list-item>
          <text:p text:style-name="P23">Size of model: <text:span text:style-name="T10">60.5m</text:span></text:p>
        </text:list-item>
        <text:list-item>
          <text:p text:style-name="P23">Description of pre-training dataset:<text:span text:style-name="T10">Trained on c4, a “cleaned version of Common Crawl’s web crawl corpus.</text:span></text:p>
        </text:list-item>
        <text:list-item>
          <text:p text:style-name="P23">Compute Requirements for pre-train: <text:span text:style-name="T10">Trained on multiple Google Cloud TPU Pods, “multi-rack ML supercomputers that contain 1,024 TPU v3 chips connected via a high-speed 2D mesh interconnect with supporting CPU host machines”</text:span></text:p>
        </text:list-item>
      </text:list>
      <text:p text:style-name="P6">2. GPT2 by OpenAI</text:p>
      <text:list text:style-name="L3">
        <text:list-item>
          <text:p text:style-name="P25">Description:<text:span text:style-name="T9">A generative model that tends to argue with itself in its generated output, but quite accurate with a lower token limit. </text:span><text:span text:style-name="T11">Created using a CLM objective.</text:span></text:p>
        </text:list-item>
        <text:list-item>
          <text:p text:style-name="P25">Size of model:<text:span text:style-name="T11">137m</text:span></text:p>
        </text:list-item>
        <text:list-item>
          <text:p text:style-name="P25">Description of pre-training dataset:<text:span text:style-name="T11">A dataset of 8 million web pages</text:span></text:p>
        </text:list-item>
        <text:list-item>
          <text:p text:style-name="P25">Compute Requirements for pre-train: <text:span text:style-name="T8">32 TPUv3 chips for 1 week.</text:span></text:p>
        </text:list-item>
      </text:list>
      <text:p text:style-name="P1"/>
      <text:p text:style-name="P26"><text:span text:style-name="T7">The prompt I settled on for these models was </text:span><text:span text:style-name="T12">" <text:s/>Between yes and no as to whether the preceding message is spam or not, I would choose"</text:span><text:span text:style-name="T7">d <text:s/>I decided to go with a “leading sentence” at first due to </text:span><text:soft-page-break/><text:span text:style-name="T7">how gpt2 doesn’t really understand how to answer a question, but I kept it for t5 once I saw how high the results it gave me were. <text:s/>I also tried some shorter questions, like a simple “Is this message spam?” and added the suffix “yes or no”, which can be seen folded into the final prompt above. <text:s/>Due to the extreme bias toward “yes” for gpt2, I elected to use a threshold instead of a comparison for that model; that threshold being -17.5 for the log probability of the word no. <text:s/></text:span></text:p>
      <text:p text:style-name="P26"><text:span text:style-name="T7"/></text:p>
      <text:p text:style-name="P1">4. Baselines</text:p>
      <text:p text:style-name="P4">I began by using CountVectorizer to process the data. <text:s/>Once that was complete, I split the data into 8/1/1 train dev test split. <text:s/>For my BoW model, I used logistic regression via scikit-learn with only L2 penalty as a hyperparameter. <text:s/>For my two other baselines, I selected Majority and Random. <text:s/>To get Majority, I iterated through the train data, and counted each instance for each class; highest class winning. <text:s/>For random, I simply <text:span text:style-name="T1">used randrange from 0 to 1 to append to a list for each instance in the dev/test set.</text:span> </text:p>
      <text:p text:style-name="P1"/>
      <text:p text:style-name="P1">5. Results</text:p>
      <text:p text:style-name="P3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8">Accuracy</text:p>
          </table:table-cell>
          <table:table-cell table:style-name="Table1.A1" office:value-type="string">
            <text:p text:style-name="P8">Precision</text:p>
          </table:table-cell>
          <table:table-cell table:style-name="Table1.D1" office:value-type="string">
            <text:p text:style-name="P8">Recall</text:p>
          </table:table-cell>
        </table:table-row>
        <table:table-row>
          <table:table-cell table:style-name="Table1.A2" office:value-type="string">
            <text:p text:style-name="P8">Fine-tuned: <text:span text:style-name="T4">roberta-base</text:span></text:p>
          </table:table-cell>
          <table:table-cell table:style-name="Table1.A2" office:value-type="string">
            <text:p text:style-name="P13">N/A</text:p>
          </table:table-cell>
          <table:table-cell table:style-name="Table1.A2" office:value-type="string">
            <text:p text:style-name="P13">N/A</text:p>
          </table:table-cell>
          <table:table-cell table:style-name="Table1.D2" office:value-type="string">
            <text:p text:style-name="P13">N/A</text:p>
          </table:table-cell>
        </table:table-row>
        <table:table-row>
          <table:table-cell table:style-name="Table1.A2" office:value-type="string">
            <text:p text:style-name="P8">Fine-tuned:<text:span text:style-name="T4">bert-base-uncased</text:span></text:p>
          </table:table-cell>
          <table:table-cell table:style-name="Table1.A2" office:value-type="string">
            <text:p text:style-name="P13">N/A</text:p>
          </table:table-cell>
          <table:table-cell table:style-name="Table1.A2" office:value-type="string">
            <text:p text:style-name="P13">N/A</text:p>
          </table:table-cell>
          <table:table-cell table:style-name="Table1.D2" office:value-type="string">
            <text:p text:style-name="P13">N/A</text:p>
          </table:table-cell>
        </table:table-row>
        <table:table-row>
          <table:table-cell table:style-name="Table1.A2" office:value-type="string">
            <text:p text:style-name="P8">Zero-shot: <text:span text:style-name="T2">t5-small</text:span></text:p>
          </table:table-cell>
          <table:table-cell table:style-name="Table1.A2" office:value-type="string">
            <text:p text:style-name="P11">0.86</text:p>
          </table:table-cell>
          <table:table-cell table:style-name="Table1.A2" office:value-type="string">
            <text:p text:style-name="P11">0.69</text:p>
          </table:table-cell>
          <table:table-cell table:style-name="Table1.D2" office:value-type="string">
            <text:p text:style-name="P11">0.71</text:p>
          </table:table-cell>
        </table:table-row>
        <table:table-row table:style-name="Table1.5">
          <table:table-cell table:style-name="Table1.A2" office:value-type="string">
            <text:p text:style-name="P10">Zero-shot: gpt2</text:p>
          </table:table-cell>
          <table:table-cell table:style-name="Table1.A2" office:value-type="string">
            <text:p text:style-name="P12">0.76</text:p>
          </table:table-cell>
          <table:table-cell table:style-name="Table1.A2" office:value-type="string">
            <text:p text:style-name="P12">0.65</text:p>
          </table:table-cell>
          <table:table-cell table:style-name="Table1.D2" office:value-type="string">
            <text:p text:style-name="P12">0.78</text:p>
          </table:table-cell>
        </table:table-row>
        <table:table-row>
          <table:table-cell table:style-name="Table1.A2" office:value-type="string">
            <text:p text:style-name="P8">BoW baseline</text:p>
          </table:table-cell>
          <table:table-cell table:style-name="Table1.A2" office:value-type="string">
            <text:p text:style-name="P2">0.98</text:p>
          </table:table-cell>
          <table:table-cell table:style-name="Table1.A2" office:value-type="string">
            <text:p text:style-name="P2">0.99</text:p>
          </table:table-cell>
          <table:table-cell table:style-name="Table1.D2" office:value-type="string">
            <text:p text:style-name="P2">0.94</text:p>
          </table:table-cell>
        </table:table-row>
        <table:table-row>
          <table:table-cell table:style-name="Table1.A2" office:value-type="string">
            <text:p text:style-name="P8">Majority baseline</text:p>
          </table:table-cell>
          <table:table-cell table:style-name="Table1.A2" office:value-type="string">
            <text:p text:style-name="P9">0.87</text:p>
          </table:table-cell>
          <table:table-cell table:style-name="Table1.A2" office:value-type="string">
            <text:p text:style-name="P9">0.44</text:p>
          </table:table-cell>
          <table:table-cell table:style-name="Table1.D2" office:value-type="string">
            <text:p text:style-name="P9">0.50</text:p>
          </table:table-cell>
        </table:table-row>
        <table:table-row>
          <table:table-cell table:style-name="Table1.A2" office:value-type="string">
            <text:p text:style-name="P8">Random baseline</text:p>
          </table:table-cell>
          <table:table-cell table:style-name="Table1.A2" office:value-type="string">
            <text:p text:style-name="P9">0.47</text:p>
          </table:table-cell>
          <table:table-cell table:style-name="Table1.A2" office:value-type="string">
            <text:p text:style-name="P9">0.50</text:p>
          </table:table-cell>
          <table:table-cell table:style-name="Table1.D2" office:value-type="string">
            <text:p text:style-name="P9">0.49</text:p>
          </table:table-cell>
        </table:table-row>
      </table:table>
      <text:p text:style-name="P3"/>
      <text:p text:style-name="P6">What stands out immediately is my BoW baseline. <text:s/>In almost every situation I’ve used logistic regression in, it has this uncanny ability to <text:span text:style-name="T3">just</text:span> be good at what it does, without any additional steps required. <text:s/><text:span text:style-name="T4">Beyond that outlier, I am quite satisfied with my Zero-shot results; they both showed significant improvement as I messed with the prompt. <text:s/>However, between the two I think I preferred working with t5, as it could take a much wider array of prompts overall and still keep its metrics up. <text:s/>One major issue with gpt2 that I found was that its probabilities are biased towards picking yes at all times, to the point where no matter what I did it always leaned one way. <text:s/>To combat this, I changed my classifier from comparing yes and no probabilities to comparing no probabilities against a threshold value, which did the trick. <text:s/>As for my fine-tuned models, I was unable to complete the fine-tuning process due to an issue in iteration 280, which would immediately throw a ValueError that I couldn’t seem to solve.</text:span></text:p>
      <text:p text:style-name="P3"/>
      <text:p text:style-name="P1">6. Reflection</text:p>
      <text:p text:style-name="P16">One big thing that I learned in this lab was that minimizing casting with the datasets library really saves on headaches down the line. <text:s/>When I implemented it, I was able to drop almost 1/3rd of my excess code and run the program faster than before. <text:s/>This was a really interesting assignment, as it has a lot of parallels some work I’ve been doing outside of class, and I was actually able to take some inspiration from elements here to improve my own process, a key example of which being using logits to retrieve probabilities for comparison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ans-serif" svg:font-family="sans-serif"/>
    <style:font-face style:name="source-serif-pro" svg:font-family="source-serif-pro, Georgia, Cambria, 'Times New Roman', Times, serif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4-02T12:30:55.138783101</meta:creation-date>
    <dc:date>2025-04-02T22:51:23.974281399</dc:date>
    <meta:editing-duration>PT1H51M33S</meta:editing-duration>
    <meta:editing-cycles>5</meta:editing-cycles>
    <meta:generator>LibreOffice/24.2.7.2$Linux_X86_64 LibreOffice_project/420$Build-2</meta:generator>
    <meta:document-statistic meta:table-count="1" meta:image-count="0" meta:object-count="0" meta:page-count="3" meta:paragraph-count="69" meta:word-count="1013" meta:character-count="6006" meta:non-whitespace-character-count="5051"/>
  </office:meta>
</office:document-meta>
</file>